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635cm" svg:x="8.62cm" svg:y="3.413cm">
          <text:p text:style-name="P1"><text:span text:style-name="T1">'A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9.382cm" svg:y="3.413cm">
          <text:p text:style-name="P1"><text:span text:style-name="T1">'B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144cm" svg:y="3.413cm">
          <text:p text:style-name="P1"><text:span text:style-name="T1">'C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906cm" svg:y="3.413cm">
          <text:p text:style-name="P1"><text:span text:style-name="T1">'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1.668cm" svg:y="3.413cm">
          <text:p text:style-name="P1"><text:span text:style-name="T1">'E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2.43cm" svg:y="3.413cm">
          <text:p text:style-name="P1"><text:span text:style-name="T1">'\0'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635cm" svg:x="13.192cm" svg:y="3.4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635cm" svg:x="13.954cm" svg:y="3.4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12cm" svg:y1="3.771cm" svg:x2="8.588cm" svg:y2="3.614cm">
          <text:p/>
        </draw:line>
        <draw:custom-shape draw:style-name="gr1" draw:text-style-name="P2" draw:layer="layout" svg:width="3.81cm" svg:height="0.635cm" svg:x="2.27cm" svg:y="2.778cm">
          <text:p text:style-name="P1"><text:span text:style-name="T1">size =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2.27cm" svg:y="3.413cm">
          <text:p text:style-name="P1"><text:span text:style-name="T1">underlying_string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86cm" svg:height="0.721cm" svg:x="1.601cm" svg:y="2.615cm">
          <draw:text-box>
            <text:p><text:span text:style-name="T1">s:</text:span></text:p>
          </draw:text-box>
        </draw:frame>
        <draw:custom-shape draw:style-name="gr1" draw:text-style-name="P2" draw:layer="layout" svg:width="0.762cm" svg:height="0.635cm" svg:x="8.621cm" svg:y="6.614cm">
          <text:p text:style-name="P1"><text:span text:style-name="T1">'A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9.383cm" svg:y="6.614cm">
          <text:p text:style-name="P1"><text:span text:style-name="T1">'B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145cm" svg:y="6.614cm">
          <text:p text:style-name="P1"><text:span text:style-name="T1">'C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907cm" svg:y="6.614cm">
          <text:p text:style-name="P1"><text:span text:style-name="T1">'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1.669cm" svg:y="6.614cm">
          <text:p text:style-name="P1"><text:span text:style-name="T1">'E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2.431cm" svg:y="6.614cm">
          <text:p text:style-name="P1"><text:span text:style-name="T1">'F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193cm" svg:y="6.614cm">
          <text:p text:style-name="P2">'G'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955cm" svg:y="6.614cm">
          <text:p text:style-name="P2">'\0'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13cm" svg:y1="6.972cm" svg:x2="8.589cm" svg:y2="6.815cm">
          <text:p/>
        </draw:line>
        <draw:custom-shape draw:style-name="gr1" draw:text-style-name="P2" draw:layer="layout" svg:width="3.81cm" svg:height="0.635cm" svg:x="2.271cm" svg:y="5.979cm">
          <text:p text:style-name="P1"><text:span text:style-name="T1">size =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2.271cm" svg:y="6.614cm">
          <text:p text:style-name="P1"><text:span text:style-name="T1">underlying_string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86cm" svg:height="0.721cm" svg:x="1.602cm" svg:y="5.816cm">
          <draw:text-box>
            <text:p><text:span text:style-name="T1">s:</text:span></text:p>
          </draw:text-box>
        </draw:frame>
        <draw:custom-shape draw:style-name="gr1" draw:text-style-name="P2" draw:layer="layout" svg:width="0.762cm" svg:height="0.635cm" svg:x="8.622cm" svg:y="8.415cm">
          <text:p text:style-name="P1"><text:span text:style-name="T1">'A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9.384cm" svg:y="8.415cm">
          <text:p text:style-name="P1"><text:span text:style-name="T1">'B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146cm" svg:y="8.415cm">
          <text:p text:style-name="P1"><text:span text:style-name="T1">'C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908cm" svg:y="8.415cm">
          <text:p text:style-name="P1"><text:span text:style-name="T1">'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1.67cm" svg:y="8.415cm">
          <text:p text:style-name="P1"><text:span text:style-name="T1">'E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2.432cm" svg:y="8.415cm">
          <text:p text:style-name="P1"><text:span text:style-name="T1">'F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194cm" svg:y="8.415cm">
          <text:p text:style-name="P2">'G'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956cm" svg:y="8.415cm">
          <text:p text:style-name="P2">'\0'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14cm" svg:y1="8.773cm" svg:x2="8.585cm" svg:y2="9.738cm">
          <text:p/>
        </draw:line>
        <draw:custom-shape draw:style-name="gr1" draw:text-style-name="P2" draw:layer="layout" svg:width="3.81cm" svg:height="0.635cm" svg:x="2.272cm" svg:y="7.78cm">
          <text:p text:style-name="P1"><text:span text:style-name="T1">size = 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2.272cm" svg:y="8.415cm">
          <text:p text:style-name="P1"><text:span text:style-name="T1">underlying_string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86cm" svg:height="0.721cm" svg:x="1.603cm" svg:y="7.617cm">
          <draw:text-box>
            <text:p><text:span text:style-name="T1">s:</text:span></text:p>
          </draw:text-box>
        </draw:frame>
        <draw:custom-shape draw:style-name="gr1" draw:text-style-name="P2" draw:layer="layout" svg:width="0.762cm" svg:height="0.635cm" svg:x="8.622cm" svg:y="9.615cm">
          <text:p text:style-name="P1"><text:span text:style-name="T1">'A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9.384cm" svg:y="9.615cm">
          <text:p text:style-name="P1"><text:span text:style-name="T1">'B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146cm" svg:y="9.615cm">
          <text:p text:style-name="P1"><text:span text:style-name="T1">'C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0.908cm" svg:y="9.615cm">
          <text:p text:style-name="P1"><text:span text:style-name="T1">'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1.67cm" svg:y="9.615cm">
          <text:p text:style-name="P1"><text:span text:style-name="T1">'E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2.432cm" svg:y="9.615cm">
          <text:p text:style-name="P1"><text:span text:style-name="T1">'F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194cm" svg:y="9.615cm">
          <text:p text:style-name="P2">'G'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3.956cm" svg:y="9.615cm">
          <text:p text:style-name="P2">'H'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4.716cm" svg:y="9.611cm">
          <text:p text:style-name="P1"><text:span text:style-name="T1">'\0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5.478cm" svg:y="9.61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6.24cm" svg:y="9.61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635cm" svg:x="17.002cm" svg:y="9.611cm"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MacOSX_x86 LibreOffice_project/48d50dbfc06349262c9d50868e5c1f630a573ebd</meta:generator>
    <meta:initial-creator>James Plank</meta:initial-creator>
    <meta:creation-date>2007-12-02T15:48:06</meta:creation-date>
    <dc:date>2015-08-26T10:07:44.477207000</dc:date>
    <meta:printed-by>James Plank</meta:printed-by>
    <meta:print-date>2007-12-02T15:57:10</meta:print-date>
    <dc:language>en-US</dc:language>
    <meta:editing-cycles>23</meta:editing-cycles>
    <meta:editing-duration>P1DT20H32M1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